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69cm" draw:z-index="0"><draw:image xlink:href="../../odt/images/1020.png" xlink:type="simple" xlink:show="embed" xlink:actuate="onLoad"/></draw:frame></text:p>
          </table:table-cell>
          <table:table-cell table:style-name="Table1.B1" office:value-type="string">
            <text:h text:style-name="P4" text:outline-level="1">Чтение из списка сигнало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3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19cm" svg:height="1.221cm" draw:z-index="1"><draw:image xlink:href="../../odt/images/102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считывание данных из локального списка сигналов проекта (или из списка сигналов подключенной БД). На выходе блока возвращается вектор, размерность которого равна сумме размерностей сигналов, считываемых блоком.</text:p>
            <text:p text:style-name="P5"><text:span text:style-name="T4">Свойства</text:span>:</text:p>
            <text:list xml:id="list1722624267878941562" text:style-name="L1">
              <text:list-item>
                <text:p text:style-name="P6">Имена сигналов – список имён сигналов, считываемых блоком. Сигналы указываются через точку с запятой. В списке имён допустимо использовать форматирование имён и создание запросов к БД.</text:p>
              </text:list-item>
              <text:list-item>
                <text:p text:style-name="P6">Рассчитывать с задержкой на шаг — читать из списка с задержкой на 1 шаг интегрирования.</text:p>
              </text:list-item>
              <text:list-item>
                <text:p text:style-name="P6">Автосброс.</text:p>
              </text:list-item>
              <text:list-item>
                <text:p text:style-name="P6">Порт для сортировк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из списка сигналов</dc:title>
    <dc:date>2014-12-01T18:36:12.62</dc:date>
    <meta:generator>OpenOffice/4.1.1$Win32 OpenOffice.org_project/411m6$Build-9775</meta:generator>
    <meta:editing-duration>PT2H6M4S</meta:editing-duration>
    <meta:editing-cycles>86</meta:editing-cycles>
    <meta:document-statistic meta:table-count="1" meta:image-count="2" meta:object-count="0" meta:page-count="1" meta:paragraph-count="12" meta:word-count="91" meta:character-count="605"/>
  </office:meta>
</office:document-meta>
</file>